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2acc6" officeooo:paragraph-rsid="0002acc6"/>
    </style:style>
    <style:style style:name="P2" style:family="paragraph" style:parent-style-name="Text_20_body">
      <style:text-properties officeooo:rsid="00046208" officeooo:paragraph-rsid="00046208"/>
    </style:style>
    <style:style style:name="P3" style:family="paragraph" style:parent-style-name="Text_20_body">
      <style:text-properties officeooo:rsid="0006474c" officeooo:paragraph-rsid="0006474c"/>
    </style:style>
    <style:style style:name="P4" style:family="paragraph" style:parent-style-name="Text_20_body">
      <style:text-properties officeooo:rsid="000bc0c1" officeooo:paragraph-rsid="000bc0c1"/>
    </style:style>
    <style:style style:name="P5" style:family="paragraph" style:parent-style-name="Text_20_body">
      <style:text-properties officeooo:rsid="000dd560" officeooo:paragraph-rsid="000dd560"/>
    </style:style>
    <style:style style:name="P6" style:family="paragraph" style:parent-style-name="Text_20_body">
      <style:text-properties officeooo:rsid="001265d6" officeooo:paragraph-rsid="001265d6"/>
    </style:style>
    <style:style style:name="P7" style:family="paragraph" style:parent-style-name="Text_20_body">
      <style:text-properties officeooo:rsid="0013d07a" officeooo:paragraph-rsid="0013d07a"/>
    </style:style>
    <style:style style:name="P8" style:family="paragraph" style:parent-style-name="Text_20_body">
      <style:text-properties officeooo:paragraph-rsid="0013d07a"/>
    </style:style>
    <style:style style:name="P9" style:family="paragraph" style:parent-style-name="Text_20_body">
      <style:text-properties officeooo:rsid="001519cf" officeooo:paragraph-rsid="001519cf"/>
    </style:style>
    <style:style style:name="P10" style:family="paragraph" style:parent-style-name="Text_20_body">
      <style:text-properties officeooo:rsid="00154155" officeooo:paragraph-rsid="00154155"/>
    </style:style>
    <style:style style:name="P11" style:family="paragraph" style:parent-style-name="Text_20_body">
      <style:text-properties officeooo:rsid="00170394" officeooo:paragraph-rsid="00170394"/>
    </style:style>
    <style:style style:name="P12" style:family="paragraph" style:parent-style-name="Text_20_body">
      <style:text-properties officeooo:rsid="0018d8bb" officeooo:paragraph-rsid="0018d8bb"/>
    </style:style>
    <style:style style:name="P13" style:family="paragraph" style:parent-style-name="Text_20_body">
      <style:text-properties officeooo:rsid="001aad31" officeooo:paragraph-rsid="001aad31"/>
    </style:style>
    <style:style style:name="P14" style:family="paragraph" style:parent-style-name="Text_20_body">
      <style:text-properties officeooo:rsid="001cfc48" officeooo:paragraph-rsid="001cfc48"/>
    </style:style>
    <style:style style:name="P15" style:family="paragraph" style:parent-style-name="Text_20_body">
      <style:text-properties officeooo:rsid="001e7d7d" officeooo:paragraph-rsid="001e7d7d"/>
    </style:style>
    <style:style style:name="P16" style:family="paragraph" style:parent-style-name="Text_20_body">
      <style:text-properties officeooo:rsid="00225a09" officeooo:paragraph-rsid="00225a09"/>
    </style:style>
    <style:style style:name="P17" style:family="paragraph" style:parent-style-name="Text_20_body">
      <style:text-properties officeooo:rsid="0022d223" officeooo:paragraph-rsid="0022d223"/>
    </style:style>
    <style:style style:name="P18" style:family="paragraph" style:parent-style-name="Text_20_body">
      <style:text-properties officeooo:rsid="00244d49" officeooo:paragraph-rsid="00244d49"/>
    </style:style>
    <style:style style:name="P19" style:family="paragraph" style:parent-style-name="Text_20_body">
      <style:text-properties officeooo:rsid="0027d6a6" officeooo:paragraph-rsid="0027d6a6"/>
    </style:style>
    <style:style style:name="P20" style:family="paragraph" style:parent-style-name="Text_20_body">
      <style:text-properties officeooo:rsid="003632b2" officeooo:paragraph-rsid="003632b2"/>
    </style:style>
    <style:style style:name="P21" style:family="paragraph" style:parent-style-name="Text_20_body">
      <style:text-properties fo:color="#cccccc" loext:opacity="100%" officeooo:paragraph-rsid="0001c6c8"/>
    </style:style>
    <style:style style:name="P22" style:family="paragraph" style:parent-style-name="Text_20_body">
      <style:text-properties fo:color="#cccccc" loext:opacity="100%" officeooo:rsid="0001c6c8" officeooo:paragraph-rsid="0001c6c8"/>
    </style:style>
    <style:style style:name="P23" style:family="paragraph" style:parent-style-name="Text_20_body">
      <style:text-properties fo:color="#cccccc" loext:opacity="100%" officeooo:rsid="0002acc6" officeooo:paragraph-rsid="0041c771"/>
    </style:style>
    <style:style style:name="P24" style:family="paragraph" style:parent-style-name="Text_20_body">
      <style:text-properties fo:color="#cccccc" loext:opacity="100%" officeooo:rsid="0003d1e8" officeooo:paragraph-rsid="0003d1e8"/>
    </style:style>
    <style:style style:name="P25" style:family="paragraph" style:parent-style-name="Text_20_body">
      <style:text-properties fo:color="#cccccc" loext:opacity="100%" officeooo:rsid="00046208" officeooo:paragraph-rsid="00046208"/>
    </style:style>
    <style:style style:name="P26" style:family="paragraph" style:parent-style-name="Text_20_body">
      <style:text-properties fo:color="#cccccc" loext:opacity="100%" officeooo:rsid="000535a4" officeooo:paragraph-rsid="000535a4"/>
    </style:style>
    <style:style style:name="P27" style:family="paragraph" style:parent-style-name="Text_20_body">
      <style:text-properties fo:color="#cccccc" loext:opacity="100%" officeooo:paragraph-rsid="000535a4"/>
    </style:style>
    <style:style style:name="P28" style:family="paragraph" style:parent-style-name="Text_20_body">
      <style:text-properties fo:color="#cccccc" loext:opacity="100%" officeooo:paragraph-rsid="003286ed"/>
    </style:style>
    <style:style style:name="P29" style:family="paragraph" style:parent-style-name="Text_20_body">
      <style:text-properties fo:color="#cccccc" loext:opacity="100%" officeooo:rsid="0006474c" officeooo:paragraph-rsid="0006474c"/>
    </style:style>
    <style:style style:name="P30" style:family="paragraph" style:parent-style-name="Text_20_body">
      <style:text-properties fo:color="#cccccc" loext:opacity="100%" officeooo:rsid="0006474c" officeooo:paragraph-rsid="00079d6c"/>
    </style:style>
    <style:style style:name="P31" style:family="paragraph" style:parent-style-name="Text_20_body">
      <style:text-properties fo:color="#cccccc" loext:opacity="100%" officeooo:rsid="00210195" officeooo:paragraph-rsid="00210195"/>
    </style:style>
    <style:style style:name="P32" style:family="paragraph" style:parent-style-name="Text_20_body">
      <style:text-properties fo:color="#cccccc" loext:opacity="100%" officeooo:rsid="0020f21d" officeooo:paragraph-rsid="0020f21d"/>
    </style:style>
    <style:style style:name="P33" style:family="paragraph" style:parent-style-name="Text_20_body">
      <style:text-properties fo:color="#cccccc" loext:opacity="100%" officeooo:rsid="001e7d7d" officeooo:paragraph-rsid="001e7d7d"/>
    </style:style>
    <style:style style:name="P34" style:family="paragraph" style:parent-style-name="Text_20_body">
      <style:text-properties fo:language="pt" fo:country="BR" officeooo:rsid="003632b2" officeooo:paragraph-rsid="003632b2"/>
    </style:style>
    <style:style style:name="P35" style:family="paragraph" style:parent-style-name="Text_20_body">
      <style:text-properties fo:language="pt" fo:country="BR" officeooo:rsid="0038d7ba" officeooo:paragraph-rsid="0038d7ba"/>
    </style:style>
    <style:style style:name="P36" style:family="paragraph" style:parent-style-name="Text_20_body">
      <style:text-properties fo:language="pt" fo:country="BR" officeooo:rsid="0041c771" officeooo:paragraph-rsid="0041c771"/>
    </style:style>
    <style:style style:name="P37" style:family="paragraph" style:parent-style-name="Text_20_body">
      <style:text-properties fo:language="pt" fo:country="BR" officeooo:rsid="004575b7" officeooo:paragraph-rsid="004575b7"/>
    </style:style>
    <style:style style:name="P38" style:family="paragraph" style:parent-style-name="Text_20_body">
      <style:text-properties fo:language="pt" fo:country="BR" officeooo:rsid="00486557" officeooo:paragraph-rsid="00486557"/>
    </style:style>
    <style:style style:name="P39" style:family="paragraph" style:parent-style-name="Text_20_body">
      <style:text-properties fo:language="pt" fo:country="BR" officeooo:rsid="0049e780" officeooo:paragraph-rsid="0049e780"/>
    </style:style>
    <style:style style:name="P40" style:family="paragraph" style:parent-style-name="Text_20_body">
      <style:text-properties fo:language="pt" fo:country="BR" officeooo:rsid="004d34a0" officeooo:paragraph-rsid="004d34a0"/>
    </style:style>
    <style:style style:name="P41" style:family="paragraph" style:parent-style-name="Text_20_body">
      <style:text-properties fo:language="pt" fo:country="BR" officeooo:rsid="004e41ec" officeooo:paragraph-rsid="004e41ec"/>
    </style:style>
    <style:style style:name="P42" style:family="paragraph" style:parent-style-name="Text_20_body">
      <style:text-properties fo:language="pt" fo:country="BR" officeooo:rsid="00501277" officeooo:paragraph-rsid="00501277"/>
    </style:style>
    <style:style style:name="P43" style:family="paragraph" style:parent-style-name="Text_20_body">
      <style:text-properties fo:language="pt" fo:country="BR" officeooo:rsid="00501ed7" officeooo:paragraph-rsid="00501ed7"/>
    </style:style>
    <style:style style:name="P44" style:family="paragraph" style:parent-style-name="Text_20_body">
      <style:text-properties fo:language="pt" fo:country="BR" officeooo:rsid="005367db" officeooo:paragraph-rsid="005367db"/>
    </style:style>
    <style:style style:name="P45" style:family="paragraph" style:parent-style-name="Text_20_body">
      <style:text-properties fo:language="pt" fo:country="BR" officeooo:rsid="000bc0c1" officeooo:paragraph-rsid="005367db"/>
    </style:style>
    <style:style style:name="P46" style:family="paragraph" style:parent-style-name="Text_20_body">
      <style:text-properties fo:language="pt" fo:country="BR" officeooo:rsid="00554ef0" officeooo:paragraph-rsid="00554ef0"/>
    </style:style>
    <style:style style:name="P47" style:family="paragraph" style:parent-style-name="Text_20_body">
      <style:text-properties fo:language="pt" fo:country="BR" officeooo:rsid="00575f4f" officeooo:paragraph-rsid="00575f4f"/>
    </style:style>
    <style:style style:name="P48" style:family="paragraph" style:parent-style-name="Text_20_body">
      <style:text-properties fo:language="pt" fo:country="BR" officeooo:rsid="005a6034" officeooo:paragraph-rsid="005a6034"/>
    </style:style>
    <style:style style:name="P49" style:family="paragraph" style:parent-style-name="Text_20_body">
      <style:text-properties fo:language="pt" fo:country="BR" officeooo:rsid="005b89f9" officeooo:paragraph-rsid="005b89f9"/>
    </style:style>
    <style:style style:name="P50" style:family="paragraph" style:parent-style-name="Text_20_body">
      <style:text-properties fo:language="pt" fo:country="BR" officeooo:rsid="005bc6b8" officeooo:paragraph-rsid="005bc6b8"/>
    </style:style>
    <style:style style:name="P51" style:family="paragraph" style:parent-style-name="Text_20_body">
      <style:text-properties fo:language="pt" fo:country="BR" officeooo:rsid="005f8a7f" officeooo:paragraph-rsid="005f8a7f"/>
    </style:style>
    <style:style style:name="P52" style:family="paragraph" style:parent-style-name="Text_20_body">
      <style:text-properties fo:language="pt" fo:country="BR" officeooo:rsid="00606cdd" officeooo:paragraph-rsid="00606cdd"/>
    </style:style>
    <style:style style:name="P53" style:family="paragraph" style:parent-style-name="Text_20_body">
      <style:text-properties officeooo:rsid="0041c771" officeooo:paragraph-rsid="0041c771"/>
    </style:style>
    <style:style style:name="P54" style:family="paragraph" style:parent-style-name="Text_20_body">
      <style:text-properties fo:color="#999999" loext:opacity="100%" officeooo:rsid="000acd7a" officeooo:paragraph-rsid="005179df"/>
    </style:style>
    <style:style style:name="P55" style:family="paragraph" style:parent-style-name="Text_20_body">
      <style:text-properties fo:color="#999999" loext:opacity="100%" officeooo:rsid="000acd7a" officeooo:paragraph-rsid="000acd7a"/>
    </style:style>
    <style:style style:name="P56" style:family="paragraph" style:parent-style-name="Text_20_body">
      <style:text-properties fo:color="#999999" loext:opacity="100%" officeooo:rsid="000bc0c1" officeooo:paragraph-rsid="005367db"/>
    </style:style>
    <style:style style:name="P57" style:family="paragraph" style:parent-style-name="Text_20_body">
      <style:text-properties fo:color="#999999" loext:opacity="100%" officeooo:rsid="000bc0c1" officeooo:paragraph-rsid="000bc0c1"/>
    </style:style>
    <style:style style:name="P58" style:family="paragraph" style:parent-style-name="Text_20_body">
      <style:text-properties fo:color="#999999" loext:opacity="100%" officeooo:rsid="000cfe13" officeooo:paragraph-rsid="000cfe13"/>
    </style:style>
    <style:style style:name="P59" style:family="paragraph" style:parent-style-name="Text_20_body">
      <style:text-properties fo:color="#999999" loext:opacity="100%" officeooo:rsid="000dd560" officeooo:paragraph-rsid="000dd560"/>
    </style:style>
    <style:style style:name="P60" style:family="paragraph" style:parent-style-name="Text_20_body">
      <style:text-properties style:use-window-font-color="true" loext:opacity="0%" fo:language="pt" fo:country="BR" officeooo:rsid="000acd7a" officeooo:paragraph-rsid="005179df"/>
    </style:style>
    <style:style style:name="P61" style:family="paragraph" style:parent-style-name="Text_20_body">
      <style:text-properties fo:color="#b2b2b2" loext:opacity="100%" officeooo:rsid="000dd560" officeooo:paragraph-rsid="005b89f9" fo:background-color="transparent"/>
    </style:style>
    <style:style style:name="P62" style:family="paragraph" style:parent-style-name="Text_20_body">
      <style:text-properties fo:color="#b2b2b2" loext:opacity="100%" officeooo:rsid="00100a1c" officeooo:paragraph-rsid="00100a1c"/>
    </style:style>
    <style:style style:name="P63" style:family="paragraph" style:parent-style-name="Text_20_body">
      <style:text-properties fo:color="#b2b2b2" loext:opacity="100%" officeooo:rsid="001265d6" officeooo:paragraph-rsid="001265d6"/>
    </style:style>
    <style:style style:name="P64" style:family="paragraph" style:parent-style-name="Text_20_body">
      <style:text-properties fo:color="#b2b2b2" loext:opacity="100%" officeooo:paragraph-rsid="001265d6"/>
    </style:style>
    <style:style style:name="P65" style:family="paragraph" style:parent-style-name="Text_20_body">
      <style:text-properties fo:color="#b2b2b2" loext:opacity="100%" officeooo:rsid="0012800f" officeooo:paragraph-rsid="0012800f"/>
    </style:style>
    <style:style style:name="P66" style:family="paragraph" style:parent-style-name="Text_20_body">
      <style:text-properties officeooo:paragraph-rsid="005fb61c"/>
    </style:style>
    <style:style style:name="P67" style:family="paragraph" style:parent-style-name="Text_20_body">
      <style:paragraph-properties fo:break-before="page"/>
      <style:text-properties officeooo:rsid="0015da96" officeooo:paragraph-rsid="0015da96"/>
    </style:style>
    <style:style style:name="P68" style:family="paragraph" style:parent-style-name="Text_20_body">
      <style:paragraph-properties fo:break-before="page"/>
      <style:text-properties officeooo:rsid="0018d8bb" officeooo:paragraph-rsid="0018d8bb"/>
    </style:style>
    <style:style style:name="P69" style:family="paragraph" style:parent-style-name="Text_20_body">
      <style:paragraph-properties fo:break-before="page"/>
      <style:text-properties officeooo:rsid="00225a09" officeooo:paragraph-rsid="00225a09"/>
    </style:style>
    <style:style style:name="P70" style:family="paragraph" style:parent-style-name="Text_20_body">
      <style:paragraph-properties fo:break-before="page"/>
      <style:text-properties officeooo:rsid="0002acc6" officeooo:paragraph-rsid="0002acc6"/>
    </style:style>
    <style:style style:name="P71" style:family="paragraph" style:parent-style-name="Text_20_body">
      <style:paragraph-properties fo:break-before="page"/>
      <style:text-properties fo:language="pt" fo:country="BR" officeooo:rsid="0049e780" officeooo:paragraph-rsid="000535a4"/>
    </style:style>
    <style:style style:name="P72" style:family="paragraph" style:parent-style-name="Text_20_body">
      <style:paragraph-properties fo:break-before="page"/>
      <style:text-properties fo:language="pt" fo:country="BR" officeooo:rsid="00501277" officeooo:paragraph-rsid="00501277"/>
    </style:style>
    <style:style style:name="P73" style:family="paragraph" style:parent-style-name="Text_20_body">
      <style:paragraph-properties fo:break-before="page"/>
      <style:text-properties fo:language="pt" fo:country="BR" officeooo:rsid="00501ed7" officeooo:paragraph-rsid="00501ed7"/>
    </style:style>
    <style:style style:name="P74" style:family="paragraph" style:parent-style-name="Text_20_body">
      <style:paragraph-properties fo:break-before="page"/>
      <style:text-properties fo:language="pt" fo:country="BR" officeooo:rsid="00606cdd" officeooo:paragraph-rsid="00606cdd"/>
    </style:style>
    <style:style style:name="P75" style:family="paragraph" style:parent-style-name="Text_20_body">
      <style:paragraph-properties fo:break-before="page"/>
      <style:text-properties officeooo:rsid="00575f4f" officeooo:paragraph-rsid="00575f4f"/>
    </style:style>
    <style:style style:name="P76" style:family="paragraph" style:parent-style-name="Title">
      <style:text-properties officeooo:rsid="0001c6c8" officeooo:paragraph-rsid="003632b2"/>
    </style:style>
    <style:style style:name="P77" style:family="paragraph" style:parent-style-name="Subtitle">
      <style:text-properties officeooo:rsid="003632b2" officeooo:paragraph-rsid="003632b2"/>
    </style:style>
    <style:style style:name="P78" style:family="paragraph" style:parent-style-name="Subtitle">
      <style:text-properties fo:color="#cccccc" loext:opacity="100%" officeooo:rsid="0001c6c8" officeooo:paragraph-rsid="0001c6c8"/>
    </style:style>
    <style:style style:name="P79" style:family="paragraph" style:parent-style-name="Text_20_body">
      <style:paragraph-properties fo:break-before="page"/>
      <style:text-properties fo:language="pt" fo:country="BR" officeooo:rsid="005b89f9" officeooo:paragraph-rsid="005b89f9"/>
    </style:style>
    <style:style style:name="P80" style:family="paragraph" style:parent-style-name="Text_20_body">
      <style:text-properties fo:color="#b2b2b2" loext:opacity="100%" officeooo:rsid="002f7463" officeooo:paragraph-rsid="005fb61c"/>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cfe13"/>
    </style:style>
    <style:style style:name="T7" style:family="text">
      <style:text-properties officeooo:rsid="000dd560"/>
    </style:style>
    <style:style style:name="T8" style:family="text">
      <style:text-properties officeooo:rsid="000fd012"/>
    </style:style>
    <style:style style:name="T9" style:family="text">
      <style:text-properties officeooo:rsid="0011a4f4"/>
    </style:style>
    <style:style style:name="T10" style:family="text">
      <style:text-properties officeooo:rsid="0013d07a"/>
    </style:style>
    <style:style style:name="T11" style:family="text">
      <style:text-properties officeooo:rsid="001519cf"/>
    </style:style>
    <style:style style:name="T12" style:family="text">
      <style:text-properties officeooo:rsid="00154155"/>
    </style:style>
    <style:style style:name="T13" style:family="text">
      <style:text-properties officeooo:rsid="0015da96"/>
    </style:style>
    <style:style style:name="T14" style:family="text">
      <style:text-properties officeooo:rsid="0018d8bb"/>
    </style:style>
    <style:style style:name="T15" style:family="text">
      <style:text-properties officeooo:rsid="001c8f76"/>
    </style:style>
    <style:style style:name="T16" style:family="text">
      <style:text-properties officeooo:rsid="001cfc48"/>
    </style:style>
    <style:style style:name="T17" style:family="text">
      <style:text-properties officeooo:rsid="001f8983"/>
    </style:style>
    <style:style style:name="T18" style:family="text">
      <style:text-properties officeooo:rsid="00225a09"/>
    </style:style>
    <style:style style:name="T19" style:family="text">
      <style:text-properties officeooo:rsid="002406ad"/>
    </style:style>
    <style:style style:name="T20" style:family="text">
      <style:text-properties officeooo:rsid="00244d49"/>
    </style:style>
    <style:style style:name="T21" style:family="text">
      <style:text-properties officeooo:rsid="0026203c"/>
    </style:style>
    <style:style style:name="T22" style:family="text">
      <style:text-properties officeooo:rsid="002954d0"/>
    </style:style>
    <style:style style:name="T23" style:family="text">
      <style:text-properties officeooo:rsid="000535a4"/>
    </style:style>
    <style:style style:name="T24" style:family="text">
      <style:text-properties officeooo:rsid="00299972"/>
    </style:style>
    <style:style style:name="T25" style:family="text">
      <style:text-properties officeooo:rsid="002a08a5"/>
    </style:style>
    <style:style style:name="T26" style:family="text">
      <style:text-properties officeooo:rsid="002be77a"/>
    </style:style>
    <style:style style:name="T27" style:family="text">
      <style:text-properties officeooo:rsid="002f7463"/>
    </style:style>
    <style:style style:name="T28" style:family="text">
      <style:text-properties officeooo:rsid="001265d6"/>
    </style:style>
    <style:style style:name="T29" style:family="text">
      <style:text-properties officeooo:rsid="002f7db5"/>
    </style:style>
    <style:style style:name="T30" style:family="text">
      <style:text-properties officeooo:rsid="002ff3ee"/>
    </style:style>
    <style:style style:name="T31" style:family="text">
      <style:text-properties officeooo:rsid="0030fa4e"/>
    </style:style>
    <style:style style:name="T32" style:family="text">
      <style:text-properties officeooo:rsid="003286ed"/>
    </style:style>
    <style:style style:name="T33" style:family="text">
      <style:text-properties officeooo:rsid="003460ce"/>
    </style:style>
    <style:style style:name="T34" style:family="text">
      <style:text-properties officeooo:rsid="003632b2"/>
    </style:style>
    <style:style style:name="T35" style:family="text">
      <style:text-properties officeooo:rsid="0038313f"/>
    </style:style>
    <style:style style:name="T36" style:family="text">
      <style:text-properties officeooo:rsid="003c2cfd"/>
    </style:style>
    <style:style style:name="T37" style:family="text">
      <style:text-properties officeooo:rsid="003c596c"/>
    </style:style>
    <style:style style:name="T38" style:family="text">
      <style:text-properties officeooo:rsid="003e1675"/>
    </style:style>
    <style:style style:name="T39" style:family="text">
      <style:text-properties officeooo:rsid="003e9d09"/>
    </style:style>
    <style:style style:name="T40" style:family="text">
      <style:text-properties officeooo:rsid="00402615"/>
    </style:style>
    <style:style style:name="T41" style:family="text">
      <style:text-properties officeooo:rsid="00435173"/>
    </style:style>
    <style:style style:name="T42" style:family="text">
      <style:text-properties officeooo:rsid="00436c83"/>
    </style:style>
    <style:style style:name="T43" style:family="text">
      <style:text-properties officeooo:rsid="0043f849"/>
    </style:style>
    <style:style style:name="T44" style:family="text">
      <style:text-properties officeooo:rsid="004575b7"/>
    </style:style>
    <style:style style:name="T45" style:family="text">
      <style:text-properties officeooo:rsid="00466ead"/>
    </style:style>
    <style:style style:name="T46" style:family="text">
      <style:text-properties officeooo:rsid="00486557"/>
    </style:style>
    <style:style style:name="T47" style:family="text">
      <style:text-properties officeooo:rsid="0049da03"/>
    </style:style>
    <style:style style:name="T48" style:family="text">
      <style:text-properties officeooo:rsid="004bc852"/>
    </style:style>
    <style:style style:name="T49" style:family="text">
      <style:text-properties officeooo:rsid="0050e2e7"/>
    </style:style>
    <style:style style:name="T50" style:family="text">
      <style:text-properties officeooo:rsid="005179df"/>
    </style:style>
    <style:style style:name="T51" style:family="text">
      <style:text-properties officeooo:rsid="0051d78a"/>
    </style:style>
    <style:style style:name="T52" style:family="text">
      <style:text-properties officeooo:rsid="005367db"/>
    </style:style>
    <style:style style:name="T53" style:family="text">
      <style:text-properties officeooo:rsid="00554ef0"/>
    </style:style>
    <style:style style:name="T54" style:family="text">
      <style:text-properties officeooo:rsid="00572680"/>
    </style:style>
    <style:style style:name="T55" style:family="text">
      <style:text-properties officeooo:rsid="00595da5"/>
    </style:style>
    <style:style style:name="T56" style:family="text">
      <style:text-properties officeooo:rsid="005a6034"/>
    </style:style>
    <style:style style:name="T57" style:family="text">
      <style:text-properties officeooo:rsid="005b12a9"/>
    </style:style>
    <style:style style:name="T58" style:family="text">
      <style:text-properties fo:language="pt" fo:country="BR"/>
    </style:style>
    <style:style style:name="T59" style:family="text">
      <style:text-properties fo:language="pt" fo:country="BR" officeooo:rsid="005f8a7f"/>
    </style:style>
    <style:style style:name="T60" style:family="text">
      <style:text-properties fo:language="pt" fo:country="BR" officeooo:rsid="005fb61c"/>
    </style:style>
    <style:style style:name="T61" style:family="text">
      <style:text-properties officeooo:rsid="005d8f21"/>
    </style:style>
    <style:style style:name="T62" style:family="text">
      <style:text-properties officeooo:rsid="005f8a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utorial <text:span text:style-name="T34">de </text:span>Assembly #3</text:p>
      <text:p text:style-name="P77">Ramificação e sub rotinas</text:p>
      <text:p text:style-name="P78">Branching and Subroutines</text:p>
      <text:p text:style-name="P20">[Slide Título]</text:p>
      <text:p text:style-name="P21"><text:span text:style-name="T1">[Title </text:span><text:span text:style-name="T2">slide</text:span><text:span text:style-name="T1">]</text:span></text:p>
      <text:p text:style-name="P34">Olá. Aqui é Matt Heffernam. Bem-vindo de volta ao meu canal. Este é o terceiro episódio de uma série que tenta desmistificar <text:span text:style-name="T35">a programação em linguagem assembly para a família de processadores 65C02 de 8 bits. Estamos usando o Commander X16 como alvo já que ele tem um 65C02 e é uma plataforma particularmente excelente para este processo de aprendizagem. Se você ainda não viu os episódios anteriores e precisas começar desde o começo, por favor volte ao meu canal (não esqueça de se inscrever e clique no sino para notificações enquanto estiver por lá, então você saberá quando os próximos episódios saírem), e comece a playlist do início.</text:span></text:p>
      <text:p text:style-name="P22">Hi, there. This is Matt Heffernan. Welcome back to my channel. 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P35">Recapitulando, no primeiro episódio, examina<text:span text:style-name="T36">m</text:span>os os fundamentos do desenvolvimento em assembly, <text:span text:style-name="T37">o significado da terminologia que estamos usando e como funcionam as diferentes ferramentas. No segundo </text:span><text:span text:style-name="T38">episódio, examinamos todos os modos diferentes de endereçamento </text:span><text:span text:style-name="T39">e mostramos como instruções assembly podem acessar dados de diferentes maneiras. Neste episódio, vamos mostrar como <text:s/>programas podem executar não apenas como uma linha reta de instruções, mas como um caminho variável. Já vimos como os saltos funcionam, mas agora vamos aprender sobre ramificação condicional e sub rotinas que retornam de voltar para onde estavam quando foram chamadas. </text:span><text:span text:style-name="T40">Depois desta lição, você estará apto a criar um programa que pode realmente ser útil!</text:span></text:p>
      <text:p text:style-name="P2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1"/>
      <text:p text:style-name="P70"/>
      <text:p text:style-name="P53">[Corta para o Slide 2 – Controle de Fluxo]</text:p>
      <text:p text:style-name="P23">[Cut to slide 2 – flow control]</text:p>
      <text:p text:style-name="P36">Em frente, vamos dar uma olhada em um estudo de caso de como o controle de fluxo é tratado com C quando comparado ao assembly. <text:span text:style-name="T41">Terei alguns exemplos parecidos mais tarde neste episódio, e para todos eles, a sintaxe usada para para C é muito parecida com a de muitas linguagens de alto nível, então deve ser fácil para seguir mesmo se você não </text:span><text:span text:style-name="T42">for um experiente programador em C. Agora, em C como </text:span><text:span text:style-name="T43">na maioria das linguagens, você tem algumas construções básicas que são usadas para controle de fluxo </text:span><text:span text:style-name="T44">como declarações “if”, e laços “while” e “for”, e declarações “switch”. Em assembly 6502, cada instrução faz basicamente uma única coisa, então você tem que usar instruções de ramificação como BEQ, BMI, e outras que mudam o caminho de execução baseado nos bits do registrador de status.</text:span></text:p>
      <text:p text:style-name="P24">Up front,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3">Now, in C, like with most languages, you have some basic constructs that are used for flow control like “if” statements, “while” and “for” loops, and “switch” statements. In 6502 assembly, each instruction does basically a single thing, so you have to use branching instructions like BEQ, BMI, and others that change the path of execution based on bits in the status register.</text:span></text:p>
      <text:p text:style-name="P37">Aqui vemos uma declaração “if/else” muito simples em C que incrementará um valor se for igual a cinco, <text:span text:style-name="T45">do contrário será decrementado, então retorna da função atual. No lado do assembly, não temos nada como uma instrução “if”, então temos que fazer a comparação em um par de etapas. Primeiro, precisamos carregar o valor no acumulador. Então, podemos compará-lo com 5. agora, se o valor é igual a 5, a instrução CMP resultará no o acionamento do bit z, significando que o programa pegará o ramo BEQ para o rótulo “incval”. Se o bit Z não foi acionado, significando que aquele valor não é igual a 5, então a execução continuará na instrução Dec, que decrementará o valor, e então a instrução BRA faz uma ramificação incondicional para o rótulo “done”. Uma ramificação incondicional se comporta da mesma forma que uma instrução JMP, mas ele uma endereçamento relativo então ele pode ser usado para endereços próximos, mas tem a vantagem de tomar menos espaço. </text:span><text:span text:style-name="T46">Observe</text:span><text:span text:style-name="T45"> que BRA foi adicionado </text:span><text:span text:style-name="T46">ao conjunto de instruções para o 65C02 e não está disponível para processadores mais antigos.</text:span></text:p>
      <text:p text:style-name="P25">Here we see a very simple “if/else” statement in C that will increment a value if it is equal to five, otherwise it will decrement it, then return from the current function. On the assembly side, we don’t have anything like an “if” instruction, so we need to do the comparison in a couple steps. First, we need to load the value into the accumulator. Then, we can compare it to 5. Now, if the value is equal to 5, the CMP instruction will result in the Z bit getting set, meaning that the program will take the BEQ branch to the “incval” label. If the Z bit was not set, meaning that the value is not equal to 5, then execution would have continued on to DEC instruction, which will decrement the value, and then the BRA instruction does an unconditional branch to the “done” label. An unconditional branch behaves just like a JMP instruction, but it uses relative addressing so it can only be used for nearby addresses, but has the <text:soft-page-break/>advantage of taking up less space. Please note that BRA was added to the instruction set for the 65C02 and is not available for earlier processors.</text:p>
      <text:p text:style-name="P38">Voltando ao ramo Beq, se ele foi tomado, a declaração INC depois do rótulo “incva” será executado em seguida, desviando das instruções DEC e bRA, e o valor será incrementado. Então, ele apenas continua até o RTS depois do rótulo “done”</text:p>
      <text:p text:style-name="P25">Going back to the BEQ branch, if it was taken, the INC statement after the “incval” label will be executed next, skipping over the DEC and BRA instructions, and the value will be incremented. Then, it just continues on to the RTS after the “done” label.</text:p>
      <text:p text:style-name="P38">Então é isso, dois pedações de código que fazem exatamente a mesma coisa. De fato, há uma boa chance que um compilador C compile essa amostra de código C no mesmo conjunto de instruções de código de máquina especificado pelo assembly. Mas já encobrimos um pouco, então vamos fazer uma revisão mais aprof<text:span text:style-name="T47">u</text:span>ndada.</text:p>
      <text:p text:style-name="P26">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2"/>
      <text:p text:style-name="P71">[Corta para o Slide 3 – Endereçamento relativo]</text:p>
      <text:p text:style-name="P26">[Cut to slide 3 – relative addressing]</text:p>
      <text:p text:style-name="P39">No último episódio, tocamos brevemente em endereçamento relativo, e como ele usa valores de 8 bits com sinais em vez de um endereço absoluto de 16 bits. Este valor com sinal deve ser adicionado ao próximo valor do contador de programa para pegar o endereço alvo. Reconhecidamente, a maioria dos montadores converterão automaticamente rótulos simples para deslocamentos relativos para você, mas ele checará para ter certeza que você não está tentando ramificar para muito longe. Como o deslocamento é de 8 bits com sinal, o intervalo é somente -128 a +127, então o endereço da instrução que segue a ramificação precisa estar neste intervalo do seu destino. Se não está, o assembler falhará e dará a você uma mensagem de erro indicando que o rótulo não está dentro do intervalo válido. Se você está fazendo uma ramificação incondicional isto é fácil, apenas mude BRA para um JMP, e você terá judo ajustado. Por outro lado, para ramificação condicional, significa que você precisa inverte suas condições de ramificação e usar saltos para chegar àqueles endereços distantes.</text:p>
      <text:p text:style-name="P27"><text:span text:style-name="T23">In the last episode, we touched briefly on relative addressing, and how it uses a signed 8-bit value instead of an absolute 16-bit address. That signed value must be added to the </text:span><text:span text:style-name="T32">next</text:span><text:span text:style-name="T23"> program counter </text:span><text:span text:style-name="T32">address </text:span><text:span text:style-name="T23">to get the target address. Thankfully, most assemblers will automatically convert simple labels to relative offsets for you, but it will check to make sure that you aren’t trying to branch too far away. As the offset is signed 8-bit, the range is only -128 to +127, so the address of </text:span><text:span text:style-name="T33">the instruction following </text:span><text:span text:style-name="T23">the branch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2">may</text:span><text:span text:style-name="T23"> need to invert your branching conditions and use jumps to get to those distant addresses.</text:span></text:p>
      <text:p text:style-name="P39">No primeiro exemplo aqui, vemos um conjunto perfeitamente válido de ramificações que montarão num código que funciona como esperado. <text:span text:style-name="T48">Aqui, colocamos uma instrução BEQ no hexadecimal 107E que aponta um rótulo no hexadecimal 1000. Isto requer um salto relativo para trás do endereço da próxima instrução po</text:span><text:span text:style-name="T54">r</text:span><text:span text:style-name="T48"> 128 bytes, que é o máximo permitido. Então é somente 127 bytes além que a próxima instrução, que é o máximo naquela direção. Se qualquer destes rótulos estivessem apenas um único byte além, este código não montaria...</text:span></text:p>
      <text:p text:style-name="P28"><text:span text:style-name="T23">In the first example here, we see a perfectly valid set of branches that will assemble into code that works as expected. Here, we have placed a BEQ instruction at hex 10</text:span><text:span text:style-name="T33">7E</text:span><text:span text:style-name="T23"> that targets a label at hex 1000. That requires a relative jump backwards </text:span><text:span text:style-name="T32">from the address of the next instruction</text:span><text:span text:style-name="T23"> </text:span><text:span text:style-name="T32">by</text:span><text:span text:style-name="T23"> 128 bytes, which is the maximum allowed. Then, there is the BRA instruction that </text:span><text:span text:style-name="T4">will be placed at hex 108</text:span><text:span text:style-name="T33">0</text:span><text:span text:style-name="T4">, then targets a label at hex 110</text:span><text:span text:style-name="T33">1</text:span><text:span text:style-name="T4">. That is only 127 bytes </text:span><text:span text:style-name="T32">further than the next instruction</text:span><text:span text:style-name="T4">, which is the maximum in that direction. If either of those labels were even a single byte farther away, this code would not assemble...</text:span></text:p>
      <text:p text:style-name="P40">Que nós podemos ver no exemplo do meio. Agora temos deslocado o código de maneira que o BEQ quer voltar 129 bytes e o BRA quer avançar 128 bytes. Nenhuma das instruções é válida, e um assembler como o ca65 falhará com erros em ambas as linhas.</text:p>
      <text:p text:style-name="P29"><text:soft-page-break/>Which we can see in the middle example. Now we have shifted the code so that the BEQ wants to go back 129 bytes and the BRA wants to go forward 128 bytes. Neither instruction is valid, and an assembler like <text:span text:style-name="T24">ca65</text:span> will fail with errors for both lines.</text:p>
      <text:p text:style-name="P40">No exemplo da direita, consertamos o código fazendo um salto mais curto com aquela declaração BEQ para algum código novo que faz um salto absoluto para trás para o hexadecimal 1000. se não pegarmos aquele ramo, então trocamos o BRA mais novo por outro salto, que é uma correção fácil como as instruções fazem a mesma coisa com diferentes modos de endereçamento. Você poderia ter trocado o BRA no primeiro exemplo com um salto, também, mas que deveria ter feito o código um byte mais longo, e algumas vezes cada byte conta.</text:p>
      <text:p text:style-name="P29">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3"/>
      <text:p text:style-name="P73">[Corta para o Slide 4 – Registrador de status]</text:p>
      <text:p text:style-name="P30">[Cut to slide 4 – status register]</text:p>
      <text:p text:style-name="P43">No primeiro episódio, falamos brevemente sobre o registrador de status, também conhecido pela letra p, de status do Processador. 7 dos 8 bits neste registrador é usado para prover entendimento dos resultados das instruções mais recentemente executadas. Nesta tabela você pode ver, apenas os 2 bits quando do topo (N e V) e os 2 bits mais baixos (Z e C) são usados para ramificação. O bit N é definido quando o resultado da última operação é negativo, ou seja, o bit alto foi definido de forma que seria negativo se interpretado como um valor de 8 bits com sinal. <text:span text:style-name="T49">Você pode usar o bit N com as instruções BMI e BPL. BMI quer dizer “ramifica se menos”, significando que o bit N está acionado. BPL quer dizer “ramifica se mais”, significando que o bit está limpo.</text:span></text:p>
      <text:p text:style-name="P30">In the first episode, we talked briefly about the status register, also known by the letter P, for Processor Status. 7 of the 8 bits in this register are used to provide insight into the results of the most recently executed instructions. In this table you can see the mapping of these bits to their meaning and which branch instructions use them. As you can see, only the top 2 bits (N and V) and the bottom 2 bits (Z and C) are used for branching. The N bit is set when the result of the last operation is negative, that is, the high bit was set so it would be negative if interpreted as a signed 8-bit value. You can use the N bit with the BMI and BPL instructions. BMI stands for branch if minus, meaning the N bit is set. BPL stands for branch if plus, meaning the N bit is clear.</text:p>
      <text:p text:style-name="P60"><text:span text:style-name="T50">O bit V é acionado em uma condição de </text:span><text:span text:style-name="T51">transbordamento</text:span><text:span text:style-name="T50">, significando que uma operação matemática resultou em um sinal diferente de ambos os operando. Para tanto, você tem BVS para “ramifica se V está acionado”, </text:span><text:span text:style-name="T51">e VBC para “ramifica se V está limpo”. A condição de transbordamento é </text:span><text:span text:style-name="T52">tanto rara como geralmente irrelevante, então estas instruções não são frequentemente usadas para o 65C02. Mas para processadores que não suportam ramificação incondicional, você geralmente pode trocar com segurança uma instrução BRA com a instrução BVC, como em muitos casos você pode depender no bit V sendo limpo.</text:span></text:p>
      <text:p text:style-name="P54">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44">O bit Z é acionado quando o resultado é zero, que neste caso quando você compara os conteúdos de um registrado com um valor exato. Então, a instrução BEQ quer dizer “ramifica se igual”, significando que o bit Z está acionado. Se o bit Z está limpo, você pode ramificar com um BNE, ou a instrução “ramifica se não igual”.</text:p>
      <text:p text:style-name="P55">The Z bit is set when the result is zero, which is the case when you compare <text:span text:style-name="T25">the</text:span> contents of a register with its exact value. So, the BEQ instruction stands for branch if equal, meaning the Z bit is set. If the Z bit is clear, you can branch with a BNE, or branch if not equal instruction.</text:p>
      <text:p text:style-name="P4"/>
      <text:p text:style-name="P45"><text:soft-page-break/><text:span text:style-name="T52">O bit C é acionado quando uma operação matemática resulta em um “vai-um”. Isto é usado para fazer matemática com valores de 16 bits ou maiores, quando você pode ter </text:span><text:span text:style-name="T53">que fazer um “vai-um”, como quando se faz soma “na mão”. O bit Carry também é usado para outras poucas coisas, então ele pode ser manipulado para usar um BCS para “ramifica se o carry está acionado”, ou BCC para “ramifica se carry limpo”.</text:span></text:p>
      <text:p text:style-name="P56">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46">Estes três outros bits no meio do registrador de status são usado paa coisas importantes, mas os veremos em um episódio mais tarde.</text:p>
      <text:p text:style-name="P57">Those three other bits in the middle of the status register are used for important things, but we’ll get into those in a later episode.</text:p>
      <text:p text:style-name="P4"/>
      <text:p text:style-name="P75">[Corta para o Slide 5 - Compara]</text:p>
      <text:p text:style-name="P57">[Cut to slide 5 – compare]</text:p>
      <text:p text:style-name="P47">Nós já vimos o CMP, ou compare acumulador, instrução usada anteriormente para configurar o uso da instrução BEQ. Mas instruções de comparação funcionam para registradores de índices, também, com CPX e CPY, e pode ser usada não apenas para teste de igualdade. Você também pode usar a combinação dos bits N e C junto com o bit Z para determinar relação entre o registrador e o operando da comparação. Isto é porque a comparação na verdade faz a subtração, que é porquê um resultado <text:s/>de igualdade aciona o bit Z; qualquer coisa menos ela mesma é zero.</text:p>
      <text:p text:style-name="P57">We’ve already seen the CMP, or compare accumulator, instruction used earlier to set up the use of a BEQ instruction. <text:span text:style-name="T6">But compare instructions work for the index registers, too, with CPX and CPY, and can be used not just for testing for equality. You can also use a combination of the N and C bits along with the Z bit to determine relationship between the register and the operand of the compare. This is because the compare actually does a subtraction, which is why an equal result sets the Z bit: anything minus itself is zero.</text:span></text:p>
      <text:p text:style-name="P47">Esta tabela te mostra como os três bits são acionado<text:span text:style-name="T56">s</text:span> depois de três tipos de comparação <text:span text:style-name="T55">resulta. Primeiro, se o valor do registrador é maior que o valor do operando, então o bit C é acionado, como subtrair o valor do operando significa </text:span><text:span text:style-name="T56">que o “empresta-um” não é necessário. Eu sei que parece um pouco estranho, mas geralmente o bit de carry ser acionado é o estado padrão para subtração. Mas como os valores não são iguais, o bit Z está limpo, como o bit N pois o resultado da subtração seria positivo.</text:span></text:p>
      <text:p text:style-name="P58">This table shows you how the three bits are set after the three types of compare outcomes. First, if the register value is greater that the operand value, then the <text:span text:style-name="T7">C</text:span> bit is set, as subtracting the operand value means that no inverse carry is required. I know that seems a bit weird, but generally having the carry bit set is the default state for subtraction. <text:span text:style-name="T7">But as the values are not equal, the Z bit is clear, as is the N bit as the subtraction result would be positive.</text:span></text:p>
      <text:p text:style-name="P48">Se os valores são iguais, então ambos os bits Z e C estão acionados. Então um BCS depois de uma comparação significa que uma ramificação ocorrerá quando o operando da comparação é menor ou igual ao valor do registrador.</text:p>
      <text:p text:style-name="P59">If the values are equal, then both the Z and C bits are set. So, a BCS after a compare means that a branch will occur <text:span text:style-name="T26">when</text:span> the compare operand is less than or equal to the register value.</text:p>
      <text:p text:style-name="P48">Se o valor registrador é menor que o valor do operando, então o bit N será acionado enquanto Z e C estão limpos. Isto significa que um BMI resultará em uma ramificação, <text:span text:style-name="T57">assim como um BCC pois podemos ver que os bits N e C sempre são opostos depois de uma comparação. Então, BPL e BCS também são intercambiáveis depois de uma comparação.</text:span></text:p>
      <text:p text:style-name="P59">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5"/>
      <text:p text:style-name="P79">[Corta para o Slide 6 – Alterando flags de status]</text:p>
      <text:p text:style-name="P61">[Cut to slide 6 – <text:span text:style-name="T8">changing status flags]</text:span></text:p>
      <text:p text:style-name="P49">Então, instruções de comparação são usadas para um monte de ramificações, mas os efeitos de outras instruções são importantes, ou até necessário para fazer com que certos estados aconteçam. Alguns dos bits de status podem apenas ser acionados diretamente, e no caso daqueles usados para ramificação você pode fazer um CLC para limpar C, um SEC para acionar C, ou um CLV para limpar V. os outros bits podem somente set acionados usando a pilha para guardar todo o registrador de status de uma vez. Podemos usar a instrução PLP para puxar o valor que está no topo da pilha em P, também conhecido como registrador de status. Você até pode acionar aquele bit não usado, se ele é tão importante para você. Mas geralmente, estamos dependendo de efeitos colaterais das operações matemáticas e de carga para acionar estes bits.</text:p>
      <text:p text:style-name="P62">So, compare instructions are used for a lot of branching, but the effects of other instructions are important, or even necessary to get certain states to happen. Some of the status bits can just be set directly, and in the case of those used for branching you can do a CLC to clear C, a SEC to set C, or a CLV to clear V. 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But generally, we are depending on the side effects of math and load operations to set these bits.</text:p>
      <text:p text:style-name="P49">Aqui temos uma amostra de programa que usa cada um destes métodos. Isto não é parte do programa exemplo para esta lição, mas apenas uma ilustração que te mostra os valores no acumulador, o topo da pilha, e os quatro bits de estado que nos importam para ramificação.</text:p>
      <text:p text:style-name="P62">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50">Primeiro, carregamos o valor que queremos carregar no registrador de status no acumulador. O hexadecimal C1 significa que os bits N, V, e C todos serão acionados e os demais serão limpos. Para colocar isso lá, primeiro precisamos colocar esse valor na pilha com uma instrução PHA ou Push A. então podemos fazer um PLP para colocar em P e acionar aqueles bits de status, então agora todos os 4 tem um valor conhecido.</text:p>
      <text:p text:style-name="P62">First, we load the value we want to load into the status register into the accumulator. Hex C1 means that the N, V, and C bits will all be set and the rest clear. To get that in there, first we need to push this value onto the stack with a PHA, or Push A instruction. Then we can do a PLP to pull it into P and set those status bits, so now all 4 have a known value.</text:p>
      <text:p text:style-name="P50">Agora, podemos ver que estas instruções CLC e CLV limparão os bits C eV, respectivamente, deixando apenas o bit N acionado. <text:span text:style-name="T61">Carregando um zero em A finalmente resultará na limpeza daquele bit N, e agora acionando o bit Z, como o resultado da carga é zero realmente. Despois disso faremos a mais alta adição que podemos sem mudar o sinal, com um ADC de 127. Isto significa adicionar com “vai-um”, então como o bit C </text:span><text:span text:style-name="T62">está limpo, vamos apenas adicionar 127 com zero. Isto limpa o bit Z, mas nada </text:span><text:soft-page-break/><text:span text:style-name="T62">mais é acionado com este resultado é apenas positivo e sem transbordamento e sem “vai-um” deverá ser aplicado a uma adição subsequente.</text:span></text:p>
      <text:p text:style-name="P62">Now, we can see that CLC and CLV instructions will clear the C and V bits, respectively, leaving only the N bit set. <text:span text:style-name="T9">Loading a zero into A will result in clearing that N bit finally, and now setting the Z bit, as the result of the load is in fact zero. <text:s/>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51">Somando 1 a A agora resultará em tanto em um resultado negativo e em um transbordamento. O valor <text:s/>decimal sem sinal no acumulador será somente 128, mas isto é o hexadecimal 80, o bit de sinal está acionado, significando que o valor decimal com sinal deve ser -128.</text:p>
      <text:p text:style-name="P63">Adding 1 to A now will result in both a negative result and an overflow. The unsigned decimal value in the accumulator will only be 128, but as that is hex 80, the sign bit is set, meaning the signed decimal value would be -128.</text:p>
      <text:p text:style-name="P51">Somando 127 novamente limpará aquele bit de transbordo já que agora estamos somando um valor positivo a outro negativo, então o transbordamento não mais se aplica. Isto traz o valor em até o hexadecimal FF, que pode ser interpretado no decimal como -1 ou 255.</text:p>
      <text:p text:style-name="P64"><text:span text:style-name="T28">Adding 127 again will clear that overflow bit as </text:span><text:span text:style-name="T27">now we are adding a positive value to a negative one, so overflow no longer applies. This brings the value in A up to hex FF, which could be interpreted in decimal as -1 or 255.</text:span></text:p>
      <text:p text:style-name="P66"><text:span text:style-name="T59">Somando 1 mais uma vez irá zerar o acumulador, que </text:span><text:span text:style-name="T60">aciona o bit Z novamente, mas desta vez o bit “vai-um” </text:span><text:span text:style-name="T59">também</text:span><text:span text:style-name="T60"> é acionado já que isto foi uma soma em vez de uma carga</text:span><text:span text:style-name="T58">. Gostaríamos de levar esse 1 para outra operação.</text:span></text:p>
      <text:p text:style-name="P80">Adding 1 once more will zero out the accumulator, which sets the Z bit again, but this time the carry bit is also set as this was from an addition instead of a load. We would want to carry that 1 into another operation.</text:p>
      <text:p text:style-name="P6"/>
      <text:p text:style-name="P74">[Corta para o Slide 7 – Laço indexado]</text:p>
      <text:p text:style-name="P65">[Cut to slide 7 – indexed loop]</text:p>
      <text:p text:style-name="P52">Agora que temos visto todas as maneiras que as condições de ramificação pode ser acionada, vamos dar uma olhada em outro estudo de caso. Uma operação comum é para copiar dados de uma parte da memória para outra. Em C, podemos fazer um simples laço “for” que usa um índice variável que é usado para </text:p>
      <text:p text:style-name="P7">Now that we’ve seen all the ways the branching conditions can be set, let’s take a look at another case study. A very common operation is to copy data from one part of memory to another. In C, we could do this with a simple “for” loop that uses an index variable that is used to iterate across both the source and destination arrays, doing an assignment for each element. Here we are copying the first four bytes from <text:span text:style-name="T29">the</text:span> “bar” array to the beginning of the “foo” array.</text:p>
      <text:p text:style-name="P8"><text:span text:style-name="T10">This can also be done very easily with assembly, and with minimal memory access thanks to the X index register and </text:span><text:span text:style-name="T30">an</text:span><text:span text:style-name="T10"> indexed addressing mode. First, we need to initialize X with the value of zero. Then we have a label to show where we want to branch back for the next iteration. We don’t want to re-initialize X, as we will be using that to index into out data. We load a byte from “bar” using X as an index, then store it to “foo” with the same value of X as a index. Then we increment X and compare it to 4. If it’s not yet equal to 4, we branch back to the loop point and do it again. Once X is incremented all the way to 4, we know that the first four bytes have been copied and we can fall out of the loop and continue our program. So we were able to do the same work as the C code without having to allocate any space for “i” for the sake of this loop </text:span><text:span text:style-name="T11">or do any sort of address math in our code. The processor is taking care of all that for us, so this code will be very small and fast.</text:span></text:p>
      <text:p text:style-name="P9">[Cut to slide 8 – functions]</text:p>
      <text:p text:style-name="P9">Now, let’s change gears and take a look at a totally different case study. In C, we can define functions by having a return value type and an identifier followed by an argument list in parentheses and a code block in braces. Here is the simplest type of <text:span text:style-name="T12">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10">A lot of this type of syntax is not possible with assembly, so it has to be done differently. A subroutine can start at any address in your code, and usually that starts with a label. Then, the path of execution needs to end with an RTS instruction to return from the subroutine. We re-create that simple C function by doing a simple INC instruction after the label and then ending with RTS. If you have branching in a subroutine, you need to make sure that all possible paths will end with an RTS, or your subroutine will never return. Then to call the subroutine, 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3">you can’t do indirect addressing like a straight jump.</text:span></text:p>
      <text:p text:style-name="P10"><text:soft-page-break/></text:p>
      <text:p text:style-name="P67">[Cut to slide 9 – kernal]</text:p>
      <text:p text:style-name="P11">In this lesson we won’t be writing our own subroutine (other than the main program itself), but we will be making use of a subroutine available to us without having to include it in our program. That is because it is in the ROM as part of the Commander X16 kernal, which was based on the original Commodore kernal used in their most popular 8-bit computers, including the best-selling Commodore 64. So, we can make use of most of those subroutines that were defined in that legacy kernal, providing a fair amount of compatibility with some low-level operations, like file and keyboard access. These subroutines don’t use the stack for arguments and return values, as some high-level languages would, but a combination of registers and specific zero page addresses. One of the legacy subroutines carried over is CHROUT <text:span text:style-name="T14">at the hex address FFD2</text:span>, which works much like the putc function in the standard C I/O library.</text:p>
      <text:p text:style-name="P12">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12">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68">[Cut to slide 10 – beginning of example program]</text:p>
      <text:p text:style-name="P13">So let’s get to the example program for this lesson. We want to apply the concepts we learned to do some simple data processing. We’re going to go ahead and reuse the data array from the last episode, <text:span text:style-name="T15">but first we need to set a couple constants. As we saw earlier, we are going to define the address for the CHROUT subroutine in the kernal ROM so that we can print our results to the screen instead of having <text:s/>to use the debugger or manually peeking at addresses. </text:span><text:span text:style-name="T16">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14">[Cut to slide 11 – example n_loop]</text:p>
      <text:p text:style-name="P14">We’re going to start the program with a loop to iterate through the data array and compare each value to hex 55. If the value is less than that, the loop will continue to the next index by doing a BMI after the CMP instruction. If the value is greater than or equal to hex 55, the branch won’t be taken and the index <text:s/>will be printed out. We do this by first transferring the index from X to A with a TXA, then changes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text:p>
      <text:p text:style-name="P15">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15">[Cut to slide – example c_loop]</text:p>
      <text:p text:style-name="P15">The last loop used the N bit to determine which indexes would be printed out. In this second loop, we copied the same code, but changed the parts in red to try branching based on the carry bit. So, instead of just doing a comparison, we are going to 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hat, all that needs to be changed <text:span text:style-name="T31">here are </text:span>the labels, and this loop is done. </text:p>
      <text:p text:style-name="P15"/>
      <text:p text:style-name="P72">[Corta para o Slide – Exemplo v_loop]</text:p>
      <text:p text:style-name="P33">[Cut to slide – example v_loop]</text:p>
      <text:p text:style-name="P42">O terceiro e último laço deste exemplo é muito parecido ao anterior, mudando apenas o BCS para um BVS e alguns novos rótulos. A adição resultará em uma condição de <text:span text:style-name="T51">transbordamento</text:span> se o valor do dado é positivo e o resultado do ADC é negativo, como estamos adicionando outro valor positivo no hexadecimal 55. O valor negativo no array não causará um <text:span text:style-name="T51">transbordamento </text:span>já que temos operandos com sinais misturados, então o sinal do resultado não importa.</text:p>
      <text:p text:style-name="P33">The third and final loop of this example is very similar to the last one, with only changing the BCS to a BVS and some new labels. <text:span text:style-name="T17">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42">Depois da última nova linha, voltamos para o prompt do BASIC com um RTS e nosso programa está copmleto. Agora, vamos vê-lo em nosso editor de textos.</text:p>
      <text:p text:style-name="P32">After one last newline, we return back to the BASIC prompt with an RTS and our program is complete. Now, let’s go look at it in our text editor.</text:p>
      <text:p text:style-name="P41">[Corta para o Atom]</text:p>
      <text:p text:style-name="P32">[Cut to Atom]</text:p>
      <text:p text:style-name="P41">Mais uma vez, nós vemos aquela mesma tampa de panela no topo do código para iniciar no hexadecimal 80D, e então nós temos a declaração data e os três laços e terminamos.</text:p>
      <text:p text:style-name="P32">Once again, we see that same boilerplate at the top of the code to get it to start at hex 80D, and then we have the data declaration and the three loops and we’re done.</text:p>
      <text:p text:style-name="P41">[Muda para build.sh]</text:p>
      <text:p text:style-name="P31">[Switch to build.sh]</text:p>
      <text:p text:style-name="P41">Podemos construir isto com outro script de montagem, como da última vez, mas agora o código assembly é chamado branch.asm e vamos gerar um binário BRANCH.PRG tudo em maiúsculas. Então vamos em frente e construir isso.</text:p>
      <text:p text:style-name="P31">We can build this with another build script, just like last time, but now the assembly code file is called branch.asm and we are going to generate a binary called BRANCH.PRG in all caps. So let’s go ahead and build this.</text:p>
      <text:p text:style-name="P41">[Corta para o terminal]</text:p>
      <text:p text:style-name="P31">[Cut to terminal]</text:p>
      <text:p text:style-name="P41">Executaremos o script de montagem, e podemos ver que BRANCH.PRG está lá. Agora estamos prontos para executá-lo no emulador.</text:p>
      <text:p text:style-name="P31"><text:soft-page-break/>We’ll run the build script, and we can see that BRANCH.PRG is there. <text:span text:style-name="T18">Now we’re ready to run it in the emulator.</text:span></text:p>
      <text:p text:style-name="P16"/>
      <text:p text:style-name="P69">[Cut to emulator]</text:p>
      <text:p text:style-name="P17">Ok, let’s load BRANCH.PRG and run it. As expected, we see three lines of numbers printed out, so let’s take a closer look. <text:span text:style-name="T19">On the first line, we see 3456, which means that those four indexes in the data array have values that are greater than or equal to hex 55. </text:span><text:span text:style-name="T20">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18">On the second line, we see 01234. This makes much more sense, as we know that adding hex 55 to those first five values won’t result in a carry, as the sums are all under hex 100. The remaining indexes do result in carry, as expected, so they aren’t printed out.</text:p>
      <text:p text:style-name="P18">On the third line, we see 014567, which means that indexes 2 and 3 cause an overflow. This seems like a slightly random section of the data array, but it does make sense when you understand the causes of overflow. <text:span text:style-name="T21">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19">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19">Until then, I hope you have found this series helpful so far and that you subscribe to my channel and click that bell for notifications so you will find out right away when the next episode is posted. If you have any questions or suggestions for future episodes, please feel free to leave them in the comments, but don’t forget to check out the GitHub repo linked in the description. There you will find all the materials for these lessons, including today’s episode which is in the Lesson3 subdirectory. All of this code is 100% free and open source, so please feel free to use it however you see fit.</text:p>
      <text:p text:style-name="P19">Thanks, and I’ll talk with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23:31:26.131269814</meta:creation-date>
    <dc:date>2021-07-30T22:54:01.528975641</dc:date>
    <meta:editing-duration>PT18H36M58S</meta:editing-duration>
    <meta:editing-cycles>47</meta:editing-cycles>
    <meta:generator>LibreOffice/7.1.4.2$Linux_X86_64 LibreOffice_project/10$Build-2</meta:generator>
    <meta:print-date>2021-01-05T22:18:45.186133614</meta:print-date>
    <meta:document-statistic meta:table-count="0" meta:image-count="0" meta:object-count="0" meta:page-count="17" meta:paragraph-count="111" meta:word-count="7268" meta:character-count="39571" meta:non-whitespace-character-count="32387"/>
  </office:meta>
</office:document-meta>
</file>